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weight="bold" style:font-name-asian="Times New Roman" style:font-weight-asian="bold" style:font-name-complex="DejaVu Sans" style:language-complex="none" style:country-complex="none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1" table:number-columns-repeated="11" table:default-cell-style-name="ce2"/>
        <table:table-column table:style-name="co1" table:default-cell-style-name="ce3"/>
        <table:table-row table:style-name="ro1">
          <table:table-cell office:value-type="float" office:value="1234567890" calcext:value-type="float" table:number-columns-spanned="12" table:number-rows-spanned="1">
            <text:p>1234567890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 table:number-columns-spanned="12" table:number-rows-spanned="1">
            <text:p>НА СПИСАНИЕ МАЛОЦЕННЫХ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 table:number-columns-spanned="12" table:number-rows-spanned="1">
            <text:p>И БЫСТРОИЗНАШИВАЮЩИХСЯ ПРЕДМЕТОВ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 table:number-columns-spanned="12" table:number-rows-spanned="1">
            <text:p>Комиссия, назначена приказом от «_____»_______________20____г. №___________________, осмотрела принятые за ______________________20____г.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 table:number-columns-spanned="12" table:number-rows-spanned="1">
            <text:p>находившихся в эксплуатации малоценные и быстроизнашивающиеся предметы и признала их пришедшими в негодность и подлежащим сдаче в утиль.</text:p>
          </table:table-cell>
          <table:covered-table-cell table:number-columns-repeated="1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.00.0000</text:date>, <text:time style:data-style-name="N2" text:time-value="17:24:53.00221286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1T17:24:53.422567018</meta:creation-date>
    <dc:title>discardes_acts_tools</dc:title>
    <meta:editing-duration>PT47S</meta:editing-duration>
    <meta:editing-cycles>2</meta:editing-cycles>
    <meta:generator>LibreOffice/6.0.7.3$Linux_X86_64 LibreOffice_project/00m0$Build-3</meta:generator>
    <dc:date>2022-04-21T17:25:40.188719209</dc:date>
    <meta:document-statistic meta:table-count="1" meta:cell-count="5" meta:object-count="0"/>
    <meta:template xlink:type="simple" xlink:actuate="onRequest" xlink:title="discardes_acts_tools" xlink:href="../readme.txt.ots" meta:date="2022-04-21T17:24:53.087018187"/>
  </office:meta>
</office:document-meta>
</file>